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. P/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. P/N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LiPo+</text:p>
          </table:table-cell>
          <table:table-cell/>
          <table:table-cell office:value-type="string" calcext:value-type="string">
            <text:p>BATTERY CLIP 18MM 18650 CELL</text:p>
          </table:table-cell>
          <table:table-cell office:value-type="string" calcext:value-type="string">
            <text:p>PCB, Through Hole</text:p>
          </table:table-cell>
          <table:table-cell office:value-type="string" calcext:value-type="string">
            <text:p>Keystone Electronics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KEY1007-ND</text:p>
          </table:table-cell>
          <table:table-cell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LiPo-</text:p>
          </table:table-cell>
          <table:table-cell/>
          <table:table-cell office:value-type="string" calcext:value-type="string">
            <text:p>BATTERY CLIP 18MM 18650 CELL</text:p>
          </table:table-cell>
          <table:table-cell office:value-type="string" calcext:value-type="string">
            <text:p>PCB, Through Hole</text:p>
          </table:table-cell>
          <table:table-cell office:value-type="string" calcext:value-type="string">
            <text:p>Keystone Electronics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KEY1007-ND</text:p>
          </table:table-cell>
          <table:table-cell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22PF 100V 5% NP0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22PF 100V 5% NP0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UF 5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276-1029-1-ND</text:p>
          </table:table-cell>
          <table:table-cell office:value-type="string" calcext:value-type="string">
            <text:p><text:a xlink:href="http://www.digikey.com/product-detail/en/CL21B105KBFNNNE/1276-1029-1-ND/3889115" xlink:type="simple">http://www.digikey.com/product-detail/en/CL21B105KBFNNNE/1276-1029-1-ND/388911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legac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R</text:p>
          </table:table-cell>
          <table:table-cell/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B520S-30TE61</text:p>
          </table:table-cell>
          <table:table-cell/>
          <table:table-cell office:value-type="string" calcext:value-type="string">
            <text:p>DIODE SCHOTTKY 30V 0.2A EMD2</text:p>
          </table:table-cell>
          <table:table-cell office:value-type="string" calcext:value-type="string">
            <text:p>SC-79, SOD-523 (EMD2)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B520S-30TE6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B520S-30TE61CT-ND</text:p>
          </table:table-cell>
          <table:table-cell office:value-type="string" calcext:value-type="string">
            <text:p><text:a xlink:href="http://www.digikey.com/product-detail/en/RB520S-30TE61/RB520S-30TE61CT-ND/650785" xlink:type="simple">http://www.digikey.com/product-detail/en/RB520S-30TE61/RB520S-30TE61CT-ND/6507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HG</text:p>
          </table:table-cell>
          <table:table-cell/>
          <table:table-cell office:value-type="string" calcext:value-type="string">
            <text:p>LED CHIPLED 588NM YLW 0805 SMD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OSRAM Opto Semiconductors Inc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/>
          <table:table-cell office:value-type="string" calcext:value-type="string">
            <text:p>FIXED IND 10uH 600mA 420 mOHM</text:p>
          </table:table-cell>
          <table:table-cell office:value-type="string" calcext:value-type="string">
            <text:p>1210 (3225 Metric)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LCV32T-100K-PF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3654-1-ND</text:p>
          </table:table-cell>
          <table:table-cell office:value-type="string" calcext:value-type="string">
            <text:p><text:a xlink:href="http://www.digikey.com/product-detail/en/NLCV32T-100K-PFR/445-3654-1-ND/1856622" xlink:type="simple">http://www.digikey.com/product-detail/en/NLCV32T-100K-PFR/445-3654-1-ND/18566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u7</text:p>
          </table:table-cell>
          <table:table-cell/>
          <table:table-cell office:value-type="string" calcext:value-type="string">
            <text:p>FIXED IND 4.7uH 1.5A 144 mOHM</text:p>
          </table:table-cell>
          <table:table-cell office:value-type="string" calcext:value-type="string">
            <text:p>1212 (3030 Metric)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LQH3NPN4R7MJ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9579-1-ND</text:p>
          </table:table-cell>
          <table:table-cell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ArthurC Lib:I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bebl_v2_legacy:PIN_ARRAY-6X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bebl_v2_legacy:pin_strip_2</text:p>
          </table:table-cell>
          <table:table-cell office:value-type="string" calcext:value-type="string">
            <text:p>CONN HEADER PH SIDE 2POS 2MM SMD</text:p>
          </table:table-cell>
          <table:table-cell office:value-type="string" calcext:value-type="string">
            <text:p>Surface Mount, Right Angle, 0.079" (2.00mm)</text:p>
          </table:table-cell>
          <table:table-cell office:value-type="string" calcext:value-type="string">
            <text:p>JST Sales America Inc</text:p>
          </table:table-cell>
          <table:table-cell office:value-type="string" calcext:value-type="string">
            <text:p>S2B-PH-SM4-TB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49-1-ND</text:p>
          </table:table-cell>
          <table:table-cell office:value-type="string" calcext:value-type="string">
            <text:p><text:a xlink:href="http://www.digikey.com/product-detail/en/S2B-PH-SM4-TB(LF)(SN)/455-1749-1-ND/926846" xlink:type="simple">http://www.digikey.com/product-detail/en/S2B-PH-SM4-TB(LF)(SN)/455-1749-1-ND/92684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ArthurC Lib:pin_strip_2</text:p>
          </table:table-cell>
          <table:table-cell office:value-type="string" calcext:value-type="string">
            <text:p>CONN HEADER PH SIDE 2POS 2MM SMD</text:p>
          </table:table-cell>
          <table:table-cell office:value-type="string" calcext:value-type="string">
            <text:p>Surface Mount, Right Angle, Horizontal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6-1-ND</text:p>
          </table:table-cell>
          <table:table-cell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40E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40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4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40RCT-ND</text:p>
          </table:table-cell>
          <table:table-cell office:value-type="string" calcext:value-type="string">
            <text:p><text:a xlink:href="http://www.digikey.com/product-detail/en/RMCF0805FT140R/RMCF0805FT140RCT-ND/2418258" xlink:type="simple">http://www.digikey.com/product-detail/en/RMCF0805FT140R/RMCF0805FT140RCT-ND/241825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2.4E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2.4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G12R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G12R4CT-ND</text:p>
          </table:table-cell>
          <table:table-cell office:value-type="string" calcext:value-type="string">
            <text:p><text:a xlink:href="http://www.digikey.com/product-detail/en/RMCF0805FG12R4/RMCF0805FG12R4CT-ND/4425145" xlink:type="simple">http://www.digikey.com/product-detail/en/RMCF0805FG12R4/RMCF0805FG12R4CT-ND/442514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150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5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50RCT-ND</text:p>
          </table:table-cell>
          <table:table-cell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bebl_v2_legacy:r_0805</text:p>
          </table:table-cell>
          <table:table-cell office:value-type="string" calcext:value-type="string">
            <text:p>RES 2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2K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2K00CT-ND</text:p>
          </table:table-cell>
          <table:table-cell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ebl_v2_legacy:Switch_SMT</text:p>
          </table:table-cell>
          <table:table-cell office:value-type="string" calcext:value-type="string">
            <text:p>SWITCH TACTILE SPST-NO 0.02A 15V</text:p>
          </table:table-cell>
          <table:table-cell office:value-type="string" calcext:value-type="string">
            <text:p>4.70mm x 3.50mm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VQ-P2402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1080SCT-ND</text:p>
          </table:table-cell>
          <table:table-cell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bebl_v2_legacy:TQFP32</text:p>
          </table:table-cell>
          <table:table-cell office:value-type="string" calcext:value-type="string">
            <text:p>IC MCU 8BIT 32KB FLASH 32TQFP</text:p>
          </table:table-cell>
          <table:table-cell office:value-type="string" calcext:value-type="string">
            <text:p>32-TQF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AN5346</text:p>
          </table:table-cell>
          <table:table-cell/>
          <table:table-cell office:value-type="string" calcext:value-type="string">
            <text:p>IC LED DVR ASYNC SER BOOST 6SSOT</text:p>
          </table:table-cell>
          <table:table-cell office:value-type="string" calcext:value-type="string">
            <text:p>SOT-23-6 Thin, TSOT-23-6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FAN5346S30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AN5346S30XCT-ND</text:p>
          </table:table-cell>
          <table:table-cell office:value-type="string" calcext:value-type="string">
            <text:p><text:a xlink:href="http://www.digikey.com/product-detail/en/FAN5346S30X/FAN5346S30XCT-ND/3025270" xlink:type="simple">http://www.digikey.com/product-detail/en/FAN5346S30X/FAN5346S30XCT-ND/30252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XL345</text:p>
          </table:table-cell>
          <table:table-cell/>
          <table:table-cell office:value-type="string" calcext:value-type="string">
            <text:p>IC ACCEL SPI/I2C 3AX 3G 14LGA</text:p>
          </table:table-cell>
          <table:table-cell office:value-type="string" calcext:value-type="string">
            <text:p>14-VFLGA</text:p>
          </table:table-cell>
          <table:table-cell office:value-type="string" calcext:value-type="string">
            <text:p>Analog Devices Inc</text:p>
          </table:table-cell>
          <table:table-cell office:value-type="string" calcext:value-type="string">
            <text:p>ADXL345BCCZ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XL345BCCZ-ND</text:p>
          </table:table-cell>
          <table:table-cell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73831</text:p>
          </table:table-cell>
          <table:table-cell/>
          <table:table-cell office:value-type="string" calcext:value-type="string">
            <text:p>IC CONTROLLR LI-ION 4.2V SOT23-5</text:p>
          </table:table-cell>
          <table:table-cell office:value-type="string" calcext:value-type="string">
            <text:p>SC-74A, SOT-753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73831T-2ACI/OTCT-ND</text:p>
          </table:table-cell>
          <table:table-cell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S61221DCK</text:p>
          </table:table-cell>
          <table:table-cell/>
          <table:table-cell office:value-type="string" calcext:value-type="string">
            <text:p>IC REG BOOST SYNC 3.3V SC70-6</text:p>
          </table:table-cell>
          <table:table-cell office:value-type="string" calcext:value-type="string">
            <text:p>6-TSSOP, SC-88, SOT-36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1221DC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171-1-ND</text:p>
          </table:table-cell>
          <table:table-cell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ArthurC Lib:Xtal_SMD4</text:p>
          </table:table-cell>
          <table:table-cell office:value-type="string" calcext:value-type="string">
            <text:p>CRYSTAL 8MHZ 18PF SMD</text:p>
          </table:table-cell>
          <table:table-cell office:value-type="string" calcext:value-type="string">
            <text:p>4-SMD, No Lead (DFN, LCC)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7B-8.000MAAJ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452-1-ND</text:p>
          </table:table-cell>
          <table:table-cell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I/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DIODE_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202</text:p>
          </table:table-cell>
          <table:table-cell office:value-type="string" calcext:value-type="string">
            <text:p>DIODE_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lt_A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I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201</text:p>
          </table:table-cell>
          <table:table-cell office:value-type="string" calcext:value-type="string">
            <text:p>MGSF1N03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202</text:p>
          </table:table-cell>
          <table:table-cell office:value-type="string" calcext:value-type="string">
            <text:p>MGSF1N03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bebl_v2_legacy:r_0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R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100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R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legacy:vite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201</text:p>
          </table:table-cell>
          <table:table-cell office:value-type="string" calcext:value-type="string">
            <text:p>SWITCH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9:Sheet1.ALQ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16:19:47.665292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6T16:21:37.646699858</dc:date>
    <dc:creator>Samata Mahidharia</dc:creator>
    <meta:generator>LibreOffice/4.3.2.2$Linux_x86 LibreOffice_project/430m0$Build-2</meta:generator>
    <meta:editing-duration>PT3H8M20S</meta:editing-duration>
    <meta:editing-cycles>8</meta:editing-cycles>
    <meta:document-statistic meta:table-count="1" meta:cell-count="472" meta:object-count="0"/>
  </office:meta>
</office:document-meta>
</file>